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cbc1" officeooo:paragraph-rsid="001acbc1"/>
    </style:style>
    <style:style style:name="P2" style:family="paragraph" style:parent-style-name="Standard">
      <style:paragraph-properties fo:text-align="justify" style:justify-single-word="false"/>
      <style:text-properties officeooo:rsid="001acbc1" officeooo:paragraph-rsid="001d47c6"/>
    </style:style>
    <style:style style:name="P3" style:family="paragraph" style:parent-style-name="Standard">
      <style:paragraph-properties fo:text-align="justify" style:justify-single-word="false"/>
      <style:text-properties officeooo:paragraph-rsid="00452968"/>
    </style:style>
    <style:style style:name="P4" style:family="paragraph" style:parent-style-name="Standard">
      <style:paragraph-properties fo:text-align="justify" style:justify-single-word="false"/>
      <style:text-properties officeooo:paragraph-rsid="0045fd27"/>
    </style:style>
    <style:style style:name="P5" style:family="paragraph" style:parent-style-name="Standard">
      <style:paragraph-properties fo:text-align="justify" style:justify-single-word="false"/>
      <style:text-properties officeooo:rsid="001ff2b7" officeooo:paragraph-rsid="001ff2b7"/>
    </style:style>
    <style:style style:name="P6" style:family="paragraph" style:parent-style-name="Standard">
      <style:paragraph-properties fo:text-align="justify" style:justify-single-word="false"/>
      <style:text-properties officeooo:rsid="0021b192" officeooo:paragraph-rsid="0021b192"/>
    </style:style>
    <style:style style:name="P7" style:family="paragraph" style:parent-style-name="Standard">
      <style:paragraph-properties fo:text-align="justify" style:justify-single-word="false"/>
      <style:text-properties officeooo:rsid="00239ba9" officeooo:paragraph-rsid="00239ba9"/>
    </style:style>
    <style:style style:name="P8" style:family="paragraph" style:parent-style-name="Standard">
      <style:paragraph-properties fo:text-align="justify" style:justify-single-word="false"/>
      <style:text-properties officeooo:rsid="0024606e" officeooo:paragraph-rsid="0024606e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4aa5a" officeooo:paragraph-rsid="0024aa5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4aa5a" officeooo:paragraph-rsid="0033ce4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6c427" officeooo:paragraph-rsid="0026c42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6c427" officeooo:paragraph-rsid="002c27f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6c427" officeooo:paragraph-rsid="002f547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9b491" officeooo:paragraph-rsid="002b2f5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2d17b" officeooo:paragraph-rsid="0032d17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2d17b" officeooo:paragraph-rsid="0033ca7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2d17b" officeooo:paragraph-rsid="0045296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2d17b" officeooo:paragraph-rsid="0045fd2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3ca7b" officeooo:paragraph-rsid="0033ca7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3ca7b" officeooo:paragraph-rsid="0045296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3ca7b" officeooo:paragraph-rsid="0045fd2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db467" officeooo:paragraph-rsid="0033ca7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db467" officeooo:paragraph-rsid="0045296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db467" officeooo:paragraph-rsid="0045fd2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5dfeb" officeooo:paragraph-rsid="0035dfe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5dfeb" officeooo:paragraph-rsid="0039331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5dfeb" officeooo:paragraph-rsid="003cbad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74730" officeooo:paragraph-rsid="0037473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74730" officeooo:paragraph-rsid="0039331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74730" officeooo:paragraph-rsid="0039b2e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74730" officeooo:paragraph-rsid="00439234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74730" officeooo:paragraph-rsid="004cc7b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86318" officeooo:paragraph-rsid="0038631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b373f" officeooo:paragraph-rsid="003b373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1081f" officeooo:paragraph-rsid="00393317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1081f" officeooo:paragraph-rsid="0041081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1081f" officeooo:paragraph-rsid="00439234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39234" officeooo:paragraph-rsid="0043923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39340" officeooo:paragraph-rsid="00439340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acbc1" officeooo:paragraph-rsid="0045296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acbc1" officeooo:paragraph-rsid="0045fd27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acbc1" officeooo:paragraph-rsid="004908ca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acbc1" officeooo:paragraph-rsid="0049f33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acbc1" officeooo:paragraph-rsid="004b977a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908ca" officeooo:paragraph-rsid="004908c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b977a" officeooo:paragraph-rsid="004b977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rsid="002db467" officeooo:paragraph-rsid="002db467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35dfeb" officeooo:paragraph-rsid="0035dfeb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35dfeb" officeooo:paragraph-rsid="0039331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374730" officeooo:paragraph-rsid="00374730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374730" officeooo:paragraph-rsid="00393317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374730" officeooo:paragraph-rsid="00439234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0.5pt" fo:font-weight="bold" officeooo:rsid="0035dfeb" officeooo:paragraph-rsid="003e4644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fo:font-weight="normal" officeooo:rsid="0024aa5a" officeooo:paragraph-rsid="0033ce45" style:font-weight-asian="normal" style:font-weight-complex="normal"/>
    </style:style>
    <style:style style:name="P55" style:family="paragraph" style:parent-style-name="Standard">
      <style:paragraph-properties fo:text-align="justify" style:justify-single-word="false" fo:break-before="page"/>
      <style:text-properties fo:font-weight="normal" officeooo:rsid="004908ca" officeooo:paragraph-rsid="004908ca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2cf97" style:font-weight-asian="bold" style:font-weight-complex="bold"/>
    </style:style>
    <style:style style:name="T4" style:family="text">
      <style:text-properties fo:font-weight="bold" officeooo:rsid="00439234" style:font-weight-asian="bold" style:font-weight-complex="bold"/>
    </style:style>
    <style:style style:name="T5" style:family="text">
      <style:text-properties officeooo:rsid="001d47c6"/>
    </style:style>
    <style:style style:name="T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4aa5a" style:text-blinking="fals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8c529" style:text-blinking="false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6c427" style:text-blinking="false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b2f58" style:text-blinking="false" fo:background-color="#ffffff" loext:char-shading-value="0" style:font-weight-asian="bold" style:font-weight-complex="bold"/>
    </style:style>
    <style:style style:name="T1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2d17b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93317" style:text-blinking="false" fo:background-color="#ffffff" loext:char-shading-value="0" style:font-weight-asian="bold" style:font-weight-complex="bold"/>
    </style:style>
    <style:style style:name="T1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 style:font-weight-asian="bold" style:font-weight-complex="bold"/>
    </style:style>
    <style:style style:name="T1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5fd27" style:text-blinking="false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9f33d" style:text-blinking="false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cc7b0" style:text-blinking="false" fo:background-color="#ffffff" loext:char-shading-value="0" style:font-weight-asian="bold" style:font-weight-complex="bold"/>
    </style:style>
    <style:style style:name="T1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/>
    </style:style>
    <style:style style:name="T1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64b0d" style:text-blinking="false" fo:background-color="#ffffff" loext:char-shading-value="0"/>
    </style:style>
    <style:style style:name="T2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747a2" style:text-blinking="false" fo:background-color="#ffffff" loext:char-shading-value="0"/>
    </style:style>
    <style:style style:name="T2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8c529" style:text-blinking="false" fo:background-color="#ffffff" loext:char-shading-value="0"/>
    </style:style>
    <style:style style:name="T2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b2f58" style:text-blinking="false" fo:background-color="#ffffff" loext:char-shading-value="0"/>
    </style:style>
    <style:style style:name="T2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2d17b" style:text-blinking="false" fo:background-color="#ffffff" loext:char-shading-value="0"/>
    </style:style>
    <style:style style:name="T2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3ca7b" style:text-blinking="false" fo:background-color="#ffffff" loext:char-shading-value="0"/>
    </style:style>
    <style:style style:name="T2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3ce45" style:text-blinking="false" fo:background-color="#ffffff" loext:char-shading-value="0"/>
    </style:style>
    <style:style style:name="T2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402a4" style:text-blinking="false" fo:background-color="#ffffff" loext:char-shading-value="0"/>
    </style:style>
    <style:style style:name="T2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6e33d" style:text-blinking="false" fo:background-color="#ffffff" loext:char-shading-value="0"/>
    </style:style>
    <style:style style:name="T2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72454" style:text-blinking="false" fo:background-color="#ffffff" loext:char-shading-value="0"/>
    </style:style>
    <style:style style:name="T3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93317" style:text-blinking="false" fo:background-color="#ffffff" loext:char-shading-value="0"/>
    </style:style>
    <style:style style:name="T3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bf402" style:text-blinking="false" fo:background-color="#ffffff" loext:char-shading-value="0"/>
    </style:style>
    <style:style style:name="T3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00a2a" style:text-blinking="false" fo:background-color="#ffffff" loext:char-shading-value="0"/>
    </style:style>
    <style:style style:name="T3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39234" style:text-blinking="false" fo:background-color="#ffffff" loext:char-shading-value="0"/>
    </style:style>
    <style:style style:name="T3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5fd27" style:text-blinking="false" fo:background-color="#ffffff" loext:char-shading-value="0"/>
    </style:style>
    <style:style style:name="T3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908ca" style:text-blinking="false" fo:background-color="#ffffff" loext:char-shading-value="0"/>
    </style:style>
    <style:style style:name="T3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9f33d" style:text-blinking="false" fo:background-color="#ffffff" loext:char-shading-value="0"/>
    </style:style>
    <style:style style:name="T3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c0cea" style:text-blinking="false" fo:background-color="#ffffff" loext:char-shading-value="0"/>
    </style:style>
    <style:style style:name="T3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cc7b0" style:text-blinking="false" fo:background-color="#ffffff" loext:char-shading-value="0"/>
    </style:style>
    <style:style style:name="T3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style:text-blinking="false" fo:background-color="#ffff00" loext:char-shading-value="0"/>
    </style:style>
    <style:style style:name="T4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6e33d" style:text-blinking="false" fo:background-color="#ffff00" loext:char-shading-value="0"/>
    </style:style>
    <style:style style:name="T4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93317" style:text-blinking="false" fo:background-color="#ffff00" loext:char-shading-value="0"/>
    </style:style>
    <style:style style:name="T4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4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officeooo:rsid="003144af" style:text-blinking="false" fo:background-color="#ffffff" loext:char-shading-value="0" style:font-weight-asian="normal" style:font-weight-complex="normal"/>
    </style:style>
    <style:style style:name="T4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officeooo:rsid="0033ca7b" style:text-blinking="false" fo:background-color="#ffffff" loext:char-shading-value="0" style:font-weight-asian="normal" style:font-weight-complex="normal"/>
    </style:style>
    <style:style style:name="T4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solid" style:text-underline-width="auto" style:text-underline-color="font-color" officeooo:rsid="002b2f58" style:text-blinking="false" fo:background-color="#ffffff" loext:char-shading-value="0"/>
    </style:style>
    <style:style style:name="T46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b2f58" style:text-blinking="false" fo:background-color="#ffffff" loext:char-shading-value="0" style:font-weight-asian="bold" style:font-weight-complex="bold"/>
    </style:style>
    <style:style style:name="T48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747a2" style:text-blinking="false" fo:background-color="#ffffff" loext:char-shading-value="0" style:font-weight-asian="bold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f547b" style:text-blinking="false" fo:background-color="#ffffff" loext:char-shading-value="0" style:font-weight-asian="bold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 style:font-weight-asian="bold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452968" style:text-blinking="false" fo:background-color="#ffffff" loext:char-shading-value="0" style:font-weight-asian="bold" style:font-weight-complex="bold"/>
    </style:style>
    <style:style style:name="T52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53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officeooo:rsid="0033ca7b" style:text-blinking="false" fo:background-color="#ffffff" loext:char-shading-value="0"/>
    </style:style>
    <style:style style:name="T54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normal" officeooo:rsid="00452968" style:text-blinking="false" fo:background-color="#ffffff" loext:char-shading-value="0" style:font-weight-asian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solid" style:text-underline-width="auto" style:text-underline-color="font-color" officeooo:rsid="002747a2" style:text-blinking="false" fo:background-color="#ffffff" loext:char-shading-value="0"/>
    </style:style>
    <style:style style:name="T56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57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officeooo:rsid="00393317" style:text-blinking="false" fo:background-color="#ffffff" loext:char-shading-value="0"/>
    </style:style>
    <style:style style:name="T58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officeooo:rsid="003cbad1" style:text-blinking="false" fo:background-color="#ffffff" loext:char-shading-value="0"/>
    </style:style>
    <style:style style:name="T59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60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fo:font-weight="bold" officeooo:rsid="00452968" style:text-blinking="false" fo:background-color="#ffffff" loext:char-shading-value="0" style:font-weight-asian="bold" style:font-weight-complex="bold"/>
    </style:style>
    <style:style style:name="T61" style:family="text">
      <style:text-properties fo:font-variant="normal" fo:text-transform="none" fo:color="#0000cc" style:text-line-through-style="none" style:text-line-through-type="none" style:font-name="Open Sans" fo:font-size="10.5pt" fo:letter-spacing="normal" fo:font-style="normal" style:text-underline-style="none" fo:font-weight="bold" officeooo:rsid="00393317" style:text-blinking="false" fo:background-color="#ffffff" loext:char-shading-value="0" style:font-size-asian="10.5pt" style:font-weight-asian="bold" style:font-size-complex="10.5pt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font-name="Open Sans" fo:font-size="10.5pt" fo:letter-spacing="normal" fo:font-style="normal" style:text-underline-style="none" fo:font-weight="bold" officeooo:rsid="003cbad1" style:text-blinking="false" fo:background-color="#ffffff" loext:char-shading-value="0" style:font-size-asian="10.5pt" style:font-weight-asian="bold" style:font-size-complex="10.5pt" style:font-weight-complex="bold"/>
    </style:style>
    <style:style style:name="T63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officeooo:rsid="004cc7b0" style:text-blinking="false" fo:background-color="#ffffff" loext:char-shading-value="0"/>
    </style:style>
    <style:style style:name="T64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fo:font-weight="bold" officeooo:rsid="00393317" style:text-blinking="false" fo:background-color="#ffffff" loext:char-shading-value="0" style:font-weight-asian="bold" style:font-weight-complex="bold"/>
    </style:style>
    <style:style style:name="T65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fo:font-weight="bold" officeooo:rsid="004cc7b0" style:text-blinking="false" fo:background-color="#ffffff" loext:char-shading-value="0" style:font-weight-asian="bold" style:font-weight-complex="bold"/>
    </style:style>
    <style:style style:name="T66" style:family="text">
      <style:text-properties officeooo:rsid="0028c529"/>
    </style:style>
    <style:style style:name="T67" style:family="text">
      <style:text-properties fo:color="#0000cc" fo:font-weight="bold" style:font-weight-asian="bold" style:font-weight-complex="bold"/>
    </style:style>
    <style:style style:name="T68" style:family="text">
      <style:text-properties officeooo:rsid="0042cf97"/>
    </style:style>
    <style:style style:name="T69" style:family="text">
      <style:text-properties officeooo:rsid="004c0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gModel</text:span></text:p>
      <text:p text:style-name="P2"><text:a xlink:type="simple" xlink:href="https://angular.io/api/forms/NgModel"><text:span text:style-name="T5">https://angular.io/api/forms/NgModel</text:span></text:a><text:span text:style-name="T5"> </text:span></text:p>
      <text:p text:style-name="P1"></text:p>
      <text:p text:style-name="P1">npm Package: <text:tab/>@angular/forms</text:p>
      <text:p text:style-name="P1"><text:tab/>Module: <text:tab/>import { NgModel } from '@angular/forms';</text:p>
      <text:p text:style-name="P1"><text:tab/>Source:<text:tab/><text:tab/>forms/src/directives/ng_model.ts</text:p>
      <text:p text:style-name="P1"></text:p>
      <text:p text:style-name="P1"></text:p>
      <text:p text:style-name="P1">Crea una instancia FormControl desde un modelo de dominio y lo vincula a un elemento de control de formulario.</text:p>
      <text:p text:style-name="P1"></text:p>
      <text:p text:style-name="P1">La instancia FormControl rastreará(will track) el valor, la interacción del usuario y el status de validación del control y mantendrá la vista sincronizada con el modelo. Si se utiliza en un formulario padre, la directiva también se registrará con el formulario como un control hijo.</text:p>
      <text:p text:style-name="P1"></text:p>
      <text:p text:style-name="P1"></text:p>
      <text:p text:style-name="P1"><text:s/>@Directive({</text:p>
      <text:p text:style-name="P1"><text:s text:c="2"/>selector: '[ngModel]:not([formControlName]):not([formControl])',</text:p>
      <text:p text:style-name="P1"><text:s text:c="2"/>providers: [formControlBinding],</text:p>
      <text:p text:style-name="P1"><text:s text:c="2"/>exportAs: 'ngModel'</text:p>
      <text:p text:style-name="P1">})</text:p>
      <text:p text:style-name="P1">class NgModel extends NgControl implements OnChanges, OnDestroy {</text:p>
      <text:p text:style-name="P1"><text:s text:c="2"/>viewModel: any</text:p>
      <text:p text:style-name="P1"><text:s text:c="2"/>name: string</text:p>
      <text:p text:style-name="P1"><text:s text:c="2"/>isDisabled: boolean</text:p>
      <text:p text:style-name="P1"><text:s text:c="2"/>model: any</text:p>
      <text:p text:style-name="P1"><text:s text:c="2"/>options: {name?: string, standalone?: boolean}</text:p>
      <text:p text:style-name="P1"><text:s text:c="2"/>update: new EventEmitter()</text:p>
      <text:p text:style-name="P1"><text:s text:c="2"/>ngOnChanges(changes: SimpleChanges)</text:p>
      <text:p text:style-name="P1"><text:s text:c="2"/>ngOnDestroy(): void</text:p>
      <text:p text:style-name="P1"><text:s text:c="2"/>get control(): FormControl</text:p>
      <text:p text:style-name="P1"><text:s text:c="2"/>get path(): string[]</text:p>
      <text:p text:style-name="P1"><text:s text:c="2"/>get formDirective(): any</text:p>
      <text:p text:style-name="P1"><text:s text:c="2"/>get validator(): ValidatorFn|null</text:p>
      <text:p text:style-name="P1"><text:s text:c="2"/>get asyncValidator(): AsyncValidatorFn|null</text:p>
      <text:p text:style-name="P1"><text:s text:c="2"/>viewToModelUpdate(newValue: any): void</text:p>
      <text:p text:style-name="P1">}</text:p>
      <text:p text:style-name="P1">Como Usarlo</text:p>
      <text:p text:style-name="P1"></text:p>
      <text:p text:style-name="P1"></text:p>
      <text:p text:style-name="P1"></text:p>
      <text:p text:style-name="P1"></text:p>
      <text:p text:style-name="P1">Esta directiva puede ser utilizada por sí misma o como parte de form más grande. Todo lo que necesita es el selector ngModel para activarlo.</text:p>
      <text:p text:style-name="P1"></text:p>
      <text:p text:style-name="P1">Acepta un modelo de dominio de manera opcional. Si tiene una vinculación unidireccional(one-way binding) para ngModel con la sintaxis [], cambiar el valor del modelo de dominio en la clase de component establecerá el valor en la view. Si tiene una vinculación bidireccional(two-way binding) con la sintaxis [()] (también conocida como "sintaxis banana-box"), el valor de la interfaz de usuario(UI) <text:soft-page-break/>siempre se sincronizará de nuevo con el modelo de dominio de su clase.</text:p>
      <text:p text:style-name="P1"></text:p>
      <text:p text:style-name="P1">Si desea inspeccionar las propiedades del FormControl asociado (como el estado de validez "validity state"), también puede exportar la directiva a una variable de plantilla local utilizando ngModel como key <text:s/>(ex: #myVar="ngModel"). A continuación, puede acceder al control utilizando la propiedad de control de la directiva , pero la mayoría de las propiedades que necesitará (como valid y dirty ) caerán al control de todos modos, para poder acceder a ellas directamente. Puede ver una lista completa de propiedades directamente disponibles en AbstractControlDirective</text:p>
      <text:p text:style-name="P1"></text:p>
      <text:p text:style-name="P1">A continuación se muestra un ejemplo de un control standard simple que utiliza ngModel:</text:p>
      <text:p text:style-name="P1"></text:p>
      <text:p text:style-name="P1">import {Component} from '@angular/core';</text:p>
      <text:p text:style-name="P1">@Component({</text:p>
      <text:p text:style-name="P1"><text:s text:c="2"/>selector: 'example-app',</text:p>
      <text:p text:style-name="P1"><text:s text:c="2"/>template: `</text:p>
      <text:p text:style-name="P1"><text:s text:c="4"/>&lt;input [(ngModel)]="name" #ctrl="ngModel" required&gt;</text:p>
      <text:p text:style-name="P1"><text:s/></text:p>
      <text:p text:style-name="P1"><text:s text:c="4"/>&lt;p&gt;Value: {{ name }}&lt;/p&gt;</text:p>
      <text:p text:style-name="P1"><text:s text:c="4"/>&lt;p&gt;Valid: {{ ctrl.valid }}&lt;/p&gt;</text:p>
      <text:p text:style-name="P1"><text:s text:c="4"/></text:p>
      <text:p text:style-name="P1"><text:s text:c="4"/>&lt;button (click)="setValue()"&gt;Set value&lt;/button&gt;</text:p>
      <text:p text:style-name="P1"><text:s text:c="2"/>`,</text:p>
      <text:p text:style-name="P1">})</text:p>
      <text:p text:style-name="P1"></text:p>
      <text:p text:style-name="P1">export class SimpleNgModelComp {</text:p>
      <text:p text:style-name="P1"><text:s text:c="2"/>name: string = '';</text:p>
      <text:p text:style-name="P1"><text:s text:c="2"/>setValue() { this.name = 'Nancy'; }</text:p>
      <text:p text:style-name="P1">}</text:p>
      <text:p text:style-name="P1"></text:p>
      <text:p text:style-name="P1"></text:p>
      <text:p text:style-name="P1"></text:p>
      <text:p text:style-name="P1">Cuando utilice las etiquetas ngModel dentro de &lt;form&gt;, también necesitará proporcionar un atributo name para que el control pueda registrarse con el formulario padre bajo ese nombre.</text:p>
      <text:p text:style-name="P1"></text:p>
      <text:p text:style-name="P1">Vale la pena señalar que en el contexto de un formulario padre, a menudo puede saltar enlace unidireccional o bidireccional(one-way or two-way binding ) porque el formulario padre sincronizará el valor para usted. Puede acceder a sus propiedades exportándolas a una variable de plantilla local utilizando ngForm (ex: #f="ngForm"). Entonces usted puede pasarlo donde necesita ir en submit.</text:p>
      <text:p text:style-name="P1"></text:p>
      <text:p text:style-name="P1">Si necesita rellenar los valores iniciales en su formulario, usar una vinculación unidireccional(one-way) para ngModel tiende a ser suficiente siempre y cuando utilice el valor del formulario exportado en lugar del valor del modelo de dominio en el submit.</text:p>
      <text:p text:style-name="P1"></text:p>
      <text:p text:style-name="P1">Eche un vistazo a un ejemplo de uso de ngModel dentro de un formulario:</text:p>
      <text:p text:style-name="P1"></text:p>
      <text:p text:style-name="P1"></text:p>
      <text:p text:style-name="P1"><text:s/></text:p>
      <text:p text:style-name="P1">import {Component} from '@angular/core';</text:p>
      <text:p text:style-name="P1">import {NgForm} from '@angular/forms';</text:p>
      <text:p text:style-name="P1"><text:soft-page-break/><text:s/></text:p>
      <text:p text:style-name="P1">@Component({</text:p>
      <text:p text:style-name="P1"><text:s text:c="2"/>selector: 'example-app',</text:p>
      <text:p text:style-name="P1"><text:s text:c="2"/>template: `</text:p>
      <text:p text:style-name="P1"><text:s text:c="4"/>&lt;form #f="ngForm" (ngSubmit)="onSubmit(f)" novalidate&gt;</text:p>
      <text:p text:style-name="P1"><text:s text:c="6"/>&lt;input name="first" ngModel required #first="ngModel"&gt;</text:p>
      <text:p text:style-name="P1"><text:s text:c="6"/>&lt;input name="last" ngModel&gt;</text:p>
      <text:p text:style-name="P1"><text:s text:c="6"/>&lt;button&gt;Submit&lt;/button&gt;</text:p>
      <text:p text:style-name="P1"><text:s text:c="4"/>&lt;/form&gt;</text:p>
      <text:p text:style-name="P1"><text:s text:c="4"/></text:p>
      <text:p text:style-name="P1"><text:s text:c="4"/>&lt;p&gt;First name value: {{ first.value }}&lt;/p&gt;</text:p>
      <text:p text:style-name="P1"><text:s text:c="4"/>&lt;p&gt;First name valid: {{ first.valid }}&lt;/p&gt;</text:p>
      <text:p text:style-name="P1"><text:s text:c="4"/>&lt;p&gt;Form value: {{ f.value | json }}&lt;/p&gt;</text:p>
      <text:p text:style-name="P1"><text:s text:c="4"/>&lt;p&gt;Form valid: {{ f.valid }}&lt;/p&gt;</text:p>
      <text:p text:style-name="P1"><text:s text:c="2"/>`,</text:p>
      <text:p text:style-name="P1">})</text:p>
      <text:p text:style-name="P1">export class SimpleFormComp {</text:p>
      <text:p text:style-name="P1"><text:s text:c="2"/>onSubmit(f: NgForm) {</text:p>
      <text:p text:style-name="P1"><text:s text:c="4"/>console.log(f.value); <text:s/>// { first: '', last: '' }</text:p>
      <text:p text:style-name="P1"><text:s text:c="4"/>console.log(f.valid); <text:s/>// false</text:p>
      <text:p text:style-name="P1"><text:s text:c="2"/>}</text:p>
      <text:p text:style-name="P1">}</text:p>
      <text:p text:style-name="P1"></text:p>
      <text:p text:style-name="P1"></text:p>
      <text:p text:style-name="P1"></text:p>
      <text:p text:style-name="P1">Para ver ejemplos ngModel con diferentes tipos de control de formulario, consulte:</text:p>
      <text:p text:style-name="P1"><text:tab/>-Radio buttons: RadioControlValueAccessor</text:p>
      <text:p text:style-name="P1"><text:tab/>- Selects: SelectControlValueAccessor</text:p>
      <text:p text:style-name="P1">npm package: @angular/forms</text:p>
      <text:p text:style-name="P1">NgModule: FormsModule</text:p>
      <text:p text:style-name="P1"></text:p>
      <text:p text:style-name="P1">Selectors</text:p>
      <text:p text:style-name="P1"><text:tab/>[ngModel]:not([formControlName]):not([formControl])</text:p>
      <text:p text:style-name="P1"></text:p>
      <text:p text:style-name="P1">Inputs</text:p>
      <text:p text:style-name="P1"><text:tab/>name bound to NgModel.name</text:p>
      <text:p text:style-name="P1"><text:tab/>disabled bound to NgModel.isDisabled</text:p>
      <text:p text:style-name="P1"><text:tab/>ngModel bound to NgModel.model</text:p>
      <text:p text:style-name="P1"><text:tab/>ngModelOptions bound to NgModel.options</text:p>
      <text:p text:style-name="P1"></text:p>
      <text:p text:style-name="P1">Outputs</text:p>
      <text:p text:style-name="P1"><text:tab/>ngModelChange bound to NgModel.update</text:p>
      <text:p text:style-name="P1"></text:p>
      <text:p text:style-name="P1">Exported as</text:p>
      <text:p text:style-name="P1"><text:tab/>ngModel</text:p>
      <text:p text:style-name="P1"></text:p>
      <text:p text:style-name="P1">Constructor</text:p>
      <text:p text:style-name="P1"><text:tab/> constructor(parent: ControlContainer, validators: Array&lt;Validator|ValidatorFn&gt;, asyncValidators: Array&lt;AsyncValidator|AsyncValidatorFn&gt;, valueAccessors: ControlValueAccessor[])</text:p>
      <text:p text:style-name="P1"><text:soft-page-break/></text:p>
      <text:p text:style-name="P1">Members</text:p>
      <text:p text:style-name="P1"><text:tab/> viewModel: any</text:p>
      <text:p text:style-name="P1"><text:tab/> name: string</text:p>
      <text:p text:style-name="P1"><text:tab/> isDisabled: boolean</text:p>
      <text:p text:style-name="P1"><text:tab/> model: any</text:p>
      <text:p text:style-name="P1"><text:tab/> options: {name?: string, standalone?: boolean}</text:p>
      <text:p text:style-name="P1"><text:tab/> update: new EventEmitter()</text:p>
      <text:p text:style-name="P1"><text:tab/> ngOnChanges(changes: SimpleChanges)</text:p>
      <text:p text:style-name="P1"><text:tab/> ngOnDestroy(): void</text:p>
      <text:p text:style-name="P1"><text:tab/> get control(): FormControl</text:p>
      <text:p text:style-name="P1"><text:tab/> get path(): string[]</text:p>
      <text:p text:style-name="P1"><text:tab/> get formDirective(): any</text:p>
      <text:p text:style-name="P1"><text:tab/> get validator(): ValidatorFn|null</text:p>
      <text:p text:style-name="P1"><text:tab/> get asyncValidator(): AsyncValidatorFn|null</text:p>
      <text:p text:style-name="P1"><text:tab/> viewToModelUpdate(newValue: any): void</text:p>
      <text:p text:style-name="P1"></text:p>
      <text:p text:style-name="P1">Annotations</text:p>
      <text:p text:style-name="P1"><text:tab/> @Directive({</text:p>
      <text:p text:style-name="P1"><text:tab/> <text:s/>selector: '[ngModel]:not([formControlName]):not([formControl])',</text:p>
      <text:p text:style-name="P1"><text:tab/> <text:s/>providers: [formControlBinding],</text:p>
      <text:p text:style-name="P1"><text:tab/> <text:s/>exportAs: 'ngModel'</text:p>
      <text:p text:style-name="P1"><text:tab/>})</text:p>
      <text:p text:style-name="P1"/>
      <text:p text:style-name="P1"/>
      <text:p text:style-name="P1"/>
      <text:p text:style-name="P1"><text:a xlink:type="simple" xlink:href="https://www.codejobs.biz/es/blog/2014/12/15/las-directivas-ng-app-ng-model-y-ng-bind-de-androidjs"><text:span text:style-name="T6">Las directivas ng-app, ng-model y ng-bind de Angular.js</text:span></text:a></text:p>
      <text:p text:style-name="P6"/>
      <text:p text:style-name="P6"><text:a xlink:type="simple" xlink:href="https://frontendlabs.io/2287--aprendiendo-directivas-en-angularjs">https://frontendlabs.io/2287--aprendiendo-directivas-en-angularjs</text:a></text:p>
      <text:p text:style-name="P7"><text:a xlink:type="simple" xlink:href="https://openwebinars.net/blog/aprender-angularjs-facil-directivas/">https://openwebinars.net/blog/aprender-angularjs-facil-directivas/</text:a></text:p>
      <text:p text:style-name="P7"/>
      <text:p text:style-name="P6"/>
      <text:p text:style-name="P1"/>
      <text:p text:style-name="P5"><text:a xlink:type="simple" xlink:href="http://blog.enriqueoriol.com/2016/07/introduccion-angular-2-parte-ii-binding-directivas.html">http://blog.enriqueoriol.com/2016/07/introduccion-angular-2-parte-ii-binding-directivas.html</text:a><text:span text:style-name="T6"> </text:span></text:p>
      <text:p text:style-name="P5"/>
      <text:p text:style-name="P8"><text:a xlink:type="simple" xlink:href="https://www.adictosaltrabajo.com/tutoriales/introduccion-a-las-directivas-en-angularjs/"><text:span text:style-name="T6">https://www.adictosaltrabajo.com/tutoriales/introduccion-a-las-directivas-en-angularjs/</text:span></text:a></text:p>
      <text:p text:style-name="P8"/>
      <text:p text:style-name="P8"/>
      <text:p text:style-name="P54"><text:span text:style-name="T26">cap </text:span><text:span text:style-name="T20">148-</text:span></text:p>
      <text:p text:style-name="P10"/>
      <text:p text:style-name="P10"><text:span text:style-name="T20"><text:s/></text:span><text:span text:style-name="T19">Cuando usamos el </text:span><text:span text:style-name="T7">ngModel</text:span><text:span text:style-name="T19">, estamos obligados a poner la </text:span><text:span text:style-name="T7">propiedad name</text:span></text:p>
      <text:p text:style-name="P9"/>
      <text:p text:style-name="P11"><text:span text:style-name="T66">S</text:span>on <text:span text:style-name="T66">las </text:span>clases que se agregan cuando uso <text:s/><text:span text:style-name="T8">ngModel </text:span><text:span text:style-name="T22">en un input, ademas tengo que poner el </text:span><text:span text:style-name="T9">atributo name</text:span><text:span text:style-name="T22">, </text:span></text:p>
      <text:p text:style-name="P11"><text:span text:style-name="T22"/></text:p>
      <text:p text:style-name="P11"><text:span text:style-name="T46">ng-untouched: </text:span><text:span text:style-name="T19">es que el usuario no ha tocado la caja de texto</text:span></text:p>
      <text:p text:style-name="P11"><text:span text:style-name="T46">ng-pristine:</text:span><text:span text:style-name="T7"> </text:span><text:span text:style-name="T19">es que </text:span><text:span text:style-name="T21">la caja esta con su valor por defecto</text:span></text:p>
      <text:p text:style-name="P11"><text:span text:style-name="T46">ng-valid:</text:span><text:span text:style-name="T7"> </text:span><text:span text:style-name="T21">Esta pasando todas las reglas de validación impuesta a ese componente</text:span></text:p>
      <text:p text:style-name="P14"/>
      <text:p text:style-name="P14"><text:span text:style-name="T48">ng-dirty</text:span><text:span text:style-name="T55">:</text:span><text:span text:style-name="T21"> </text:span><text:span text:style-name="T23">Esto significa que el componente esta sucio, es decir ya no esta </text:span><text:span text:style-name="T10">ng-pristine, </text:span><text:span text:style-name="T23">sino que la caja cambio su valor por defecto</text:span><text:span text:style-name="T45">.</text:span><text:span text:style-name="T23"> Esto sucede cuando se escribe en la caja de texto</text:span></text:p>
      <text:p text:style-name="P12"><text:span text:style-name="T47">ng-touched:</text:span><text:span text:style-name="T11"> </text:span><text:span text:style-name="T23">Va a suceder cuando cambiemos los valores por defecto y movamos el control fuera de la caja(perdamos el foco).</text:span></text:p>
      <text:p text:style-name="P5"><text:span text:style-name="T6"/></text:p>
      <text:p text:style-name="P47"><text:span text:style-name="T42">Cuando ademas agregamos el atributo </text:span><text:span text:style-name="T6">required, </text:span><text:span text:style-name="T43">agrega el atributo ng-invalid</text:span><text:span text:style-name="T6">:</text:span></text:p>
      <text:p text:style-name="P13"><text:span text:style-name="T46">ng-</text:span><text:span text:style-name="T49">in</text:span><text:span text:style-name="T46">valid:</text:span><text:span text:style-name="T7"> </text:span><text:span text:style-name="T21">Esta pasando todas las reglas de validación impuesta a ese componente</text:span></text:p>
      <text:p text:style-name="P13"><text:span text:style-name="T21"><text:tab/></text:span><text:span text:style-name="T24">para quitar el mensaje que envia en el formulario padre especificamos el </text:span><text:span text:style-name="T12">novalidate</text:span></text:p>
      <text:p text:style-name="P13"><text:span text:style-name="T24"/></text:p>
      <text:p text:style-name="P15"><text:span text:style-name="T19">&lt;form novalidate=””&gt;</text:span></text:p>
      <text:p text:style-name="P16"><text:span text:style-name="T25"><text:tab/>&lt;input class=”form-control”</text:span></text:p>
      <text:p text:style-name="P16"><text:span text:style-name="T25"><text:tab/><text:tab/>text=”text”</text:span></text:p>
      <text:p text:style-name="P16"><text:span text:style-name="T25"><text:tab/><text:tab/>placeholder=”nombre”<text:tab/></text:span></text:p>
      <text:p text:style-name="P16"><text:span text:style-name="T25"><text:tab/><text:tab/>name=”nombre”</text:span></text:p>
      <text:p text:style-name="P16"><text:span text:style-name="T25"><text:tab/><text:tab/></text:span><text:span text:style-name="T53">ngModel</text:span></text:p>
      <text:p text:style-name="P16"><text:span text:style-name="T25"><text:tab/><text:tab/></text:span><text:span text:style-name="T27">minLength=”5”</text:span></text:p>
      <text:p text:style-name="P22"><text:span text:style-name="T18"><text:tab/><text:tab/>required</text:span></text:p>
      <text:p text:style-name="P16"><text:span text:style-name="T25"><text:tab/>&gt;</text:span></text:p>
      <text:p text:style-name="P19"><text:span text:style-name="T19">&lt;form&gt;</text:span></text:p>
      <text:p text:style-name="P19"/>
      <text:p text:style-name="P25"><text:span text:style-name="T39">Posteo en la información</text:span><text:span text:style-name="T40">(cdo se hace submit)</text:span><text:span text:style-name="T39">.</text:span><text:span text:style-name="T19"> Como mandamos los datos </text:span><text:span text:style-name="T29">algún</text:span><text:span text:style-name="T19"> lado</text:span></text:p>
      <text:p text:style-name="P48"><text:span text:style-name="T19">&lt;form </text:span><text:span text:style-name="T52">(ngSubmit)</text:span><text:span text:style-name="T19">=”</text:span><text:span text:style-name="T28">funGuardar()</text:span><text:span text:style-name="T19">” novalidate=””</text:span><text:span text:style-name="T28">&gt;</text:span></text:p>
      <text:p text:style-name="P25"><text:span text:style-name="T19">esto va a llamar una funcion cdo el formulario haga un submit(haga el posteo de información)</text:span></text:p>
      <text:p text:style-name="P25"/>
      <text:p text:style-name="P28"><text:span text:style-name="T19">nos creamos en el .ts la funcion, que es la que se va a encargar de manejar el posteado</text:span></text:p>
      <text:p text:style-name="P50"><text:span text:style-name="T19">guardar(){</text:span></text:p>
      <text:p text:style-name="P28"><text:span text:style-name="T19"><text:s text:c="3"/>console.log('Envio de submit');</text:span></text:p>
      <text:p text:style-name="P28"><text:span text:style-name="T19">}</text:span></text:p>
      <text:p text:style-name="P28"/>
      <text:p text:style-name="P33"><text:span text:style-name="T19">Se invoca a la funcion cada vez que se da enter en cada caja de texto que tenga </text:span><text:soft-page-break/><text:span text:style-name="T19">asociado un </text:span><text:span text:style-name="T53">ngModel</text:span><text:span text:style-name="T19">, <text:s/>o cuando se invoca un input que tenga submit</text:span></text:p>
      <text:p text:style-name="P34">Hasta aqui hemos hecho submit, pero no hemos enviado datos </text:p>
      <text:p text:style-name="P33"/>
      <text:p text:style-name="P33"><text:span text:style-name="T19"/></text:p>
      <text:p text:style-name="P26"/>
      <text:p text:style-name="P27"><text:span text:style-name="T41">Como podemos obtener tanto data como formulario completo, es decir los valores que envia el submit</text:span><text:span text:style-name="T39">.</text:span><text:span text:style-name="T19"> </text:span><text:span text:style-name="T31">Para esto usando la <text:s/>aproximación por template tendremos que hacer “una referencia local a este objeto” </text:span><text:span text:style-name="T61">#miform</text:span><text:span text:style-name="T62">=”ngForm”</text:span></text:p>
      <text:p text:style-name="P26"/>
      <text:p text:style-name="P53"><text:span text:style-name="T19">&lt;form </text:span><text:span text:style-name="T52">(ngSubmit)</text:span><text:span text:style-name="T19">=”</text:span><text:span text:style-name="T28">funGuardar(</text:span><text:span text:style-name="T57">miform</text:span><text:span text:style-name="T28">)</text:span><text:span text:style-name="T19">” </text:span><text:span text:style-name="T57">#miform</text:span><text:span text:style-name="T58">=”ngForm”</text:span><text:span text:style-name="T19"> novalidate=””</text:span><text:span text:style-name="T28">&gt;</text:span></text:p>
      <text:p text:style-name="P49"/>
      <text:p text:style-name="P49"/>
      <text:p text:style-name="P51"><text:span text:style-name="T19">guardar(</text:span><text:span text:style-name="T30">miform:</text:span><text:span text:style-name="T32">any</text:span><text:span text:style-name="T19">){</text:span></text:p>
      <text:p text:style-name="P30"><text:span text:style-name="T19"><text:s text:c="3"/>console.log(</text:span><text:span text:style-name="T13">miform</text:span><text:span text:style-name="T19">);</text:span></text:p>
      <text:p text:style-name="P29"><text:span text:style-name="T19">}</text:span></text:p>
      <text:p text:style-name="P35"/>
      <text:p text:style-name="P36">Recibe un <text:s/>Objeto de tipo NgForm con todas las propiedades, entre ellas una de tipo Object que es <text:span text:style-name="T2">value:</text:span><text:span text:style-name="T3">( </text:span><text:span text:style-name="T68">que tambien es un objeto con los valores que se envian</text:span><text:span text:style-name="T3">)</text:span></text:p>
      <text:p text:style-name="P36"/>
      <text:p text:style-name="P38"/>
      <text:p text:style-name="P39">Importando el tipo <text:s/><text:span text:style-name="T4">NgForm, </text:span>para que typeScript sepa que propiedades y métodos tiene ese tipo</text:p>
      <text:p text:style-name="P38"><text:span text:style-name="T3">I</text:span><text:span text:style-name="T2">mport {NgForm} from '@angular/forms' <text:s text:c="2"/></text:span></text:p>
      <text:p text:style-name="P52"><text:span text:style-name="T19">guardar(</text:span><text:span text:style-name="T30">miform:</text:span><text:span text:style-name="T33">NgForm</text:span><text:span text:style-name="T19">){</text:span></text:p>
      <text:p text:style-name="P31"><text:span text:style-name="T19"><text:s text:c="3"/>console.log(</text:span><text:span text:style-name="T13">miform</text:span><text:span text:style-name="T19">);</text:span></text:p>
      <text:p text:style-name="P32"><text:span text:style-name="T19"><text:s text:c="3"/>console.log(</text:span><text:span text:style-name="T64">miform.</text:span><text:span text:style-name="T65">value</text:span><text:span text:style-name="T19">);</text:span></text:p>
      <text:p text:style-name="P32"><text:span text:style-name="T19"><text:s text:c="3"/>console.log(</text:span><text:span text:style-name="T63">this</text:span><text:span text:style-name="T64">.</text:span><text:span text:style-name="T65">usuario</text:span><text:span text:style-name="T19">);</text:span></text:p>
      <text:p text:style-name="P31"><text:span text:style-name="T19">}</text:span></text:p>
      <text:p text:style-name="P37"/>
      <text:p text:style-name="P55">Modelo de dominio de la clase(.ts), declarar un objeto</text:p>
      <text:p text:style-name="P45">usuario:Object = {</text:p>
      <text:p text:style-name="P45"><text:s text:c="5"/>nombre: “Osmel”,</text:p>
      <text:p text:style-name="P45"><text:s text:c="5"/>Apellido: “Calderon”,</text:p>
      <text:p text:style-name="P45">}</text:p>
      <text:p text:style-name="P45"/>
      <text:p text:style-name="P45"/>
      <text:p text:style-name="P43"><text:span text:style-name="T35">V</text:span><text:span text:style-name="T19">inculación </text:span><text:span text:style-name="T7">unidireccional</text:span><text:span text:style-name="T19">(one-way binding) para ngModel con la sintaxis </text:span><text:span text:style-name="T56">[].</text:span><text:span text:style-name="T19"> </text:span><text:span text:style-name="T34">E</text:span><text:span text:style-name="T19">stablecerá el valor en la view, </text:span><text:span text:style-name="T34">pero no lo cambiará en el modelo de dominio </text:span><text:span text:style-name="T19">de su clase</text:span><text:span text:style-name="T34">(.ts)</text:span><text:span text:style-name="T19">. </text:span><text:span text:style-name="T36">En este caso </text:span><text:span text:style-name="T16">sólo recibe información por tanto no lo cambia en el Modelo</text:span><text:span text:style-name="T36">, y cuando cambia la información pues no esta disparando nada hacia el modelo.</text:span></text:p>
      <text:p text:style-name="P41"><text:span text:style-name="T19"/></text:p>
      <text:p text:style-name="P18"><text:span text:style-name="T19">&lt;form novalidate=””&gt;</text:span></text:p>
      <text:p text:style-name="P18"><text:span text:style-name="T25"><text:tab/>&lt;input class=”form-control”</text:span></text:p>
      <text:p text:style-name="P18"><text:span text:style-name="T25"><text:tab/><text:tab/>text=”text”</text:span></text:p>
      <text:p text:style-name="P18"><text:span text:style-name="T25"><text:tab/><text:tab/>placeholder=”nombre”<text:tab/></text:span></text:p>
      <text:p text:style-name="P18"><text:span text:style-name="T25"><text:tab/><text:tab/>name=”nombre”</text:span></text:p>
      <text:p text:style-name="P4"><text:span text:style-name="T44"><text:tab/><text:tab/></text:span><text:span text:style-name="T67">[</text:span><text:span text:style-name="T50">ngModel</text:span><text:span text:style-name="T60">]</text:span><text:span text:style-name="T54"> = “usuario.correo”</text:span></text:p>
      <text:p text:style-name="P18"><text:span text:style-name="T25"><text:tab/><text:tab/></text:span><text:span text:style-name="T27">minLength=”5”</text:span></text:p>
      <text:p text:style-name="P24"><text:span text:style-name="T18"><text:tab/><text:tab/>required</text:span></text:p>
      <text:p text:style-name="P18"><text:span text:style-name="T25"><text:tab/>&gt;</text:span></text:p>
      <text:p text:style-name="P21"><text:span text:style-name="T7">&lt;form&gt;</text:span></text:p>
      <text:p text:style-name="P37"/>
      <text:p text:style-name="P42"><text:span text:style-name="T35">V</text:span><text:span text:style-name="T19">inculación </text:span><text:span text:style-name="T7">bidireccional</text:span><text:span text:style-name="T19">(two-way binding) con la sintaxis </text:span><text:span text:style-name="T59">[()]</text:span><text:span text:style-name="T19"> (también conocida como "sintaxis banana-box"). </text:span><text:span text:style-name="T34">E</text:span><text:span text:style-name="T19">l valor de la interfaz de usuario(UI) siempre se </text:span><text:span text:style-name="T7">sincronizará </text:span><text:span text:style-name="T19">de nuevo con el modelo de dominio de su clase</text:span><text:span text:style-name="T15">(.ts)</text:span><text:span text:style-name="T19"> .</text:span></text:p>
      <text:p text:style-name="P46">Aparte de escuchar<text:span text:style-name="T69">(</text:span>es decir recibir <text:span text:style-name="T36">información</text:span><text:span text:style-name="T37">)</text:span><text:span text:style-name="T36">, </text:span><text:span text:style-name="T19">también va a emitir los cambios(por tanto va a </text:span><text:span text:style-name="T7">cambiar el valor </text:span><text:span text:style-name="T19">tanto en la </text:span><text:span text:style-name="T7">view</text:span><text:span text:style-name="T19"> como en el </text:span><text:span text:style-name="T7">modelo</text:span><text:span text:style-name="T19">)</text:span><text:span text:style-name="T36"> </text:span></text:p>
      <text:p text:style-name="P44"><text:span text:style-name="T19"/></text:p>
      <text:p text:style-name="P41"><text:span text:style-name="T19"/></text:p>
      <text:p text:style-name="P17"><text:span text:style-name="T19">&lt;form novalidate=””&gt;</text:span></text:p>
      <text:p text:style-name="P17"><text:span text:style-name="T25"><text:tab/>&lt;input class=”form-control”</text:span></text:p>
      <text:p text:style-name="P17"><text:span text:style-name="T25"><text:tab/><text:tab/>text=”text”</text:span></text:p>
      <text:p text:style-name="P17"><text:span text:style-name="T25"><text:tab/><text:tab/>placeholder=”nombre”<text:tab/></text:span></text:p>
      <text:p text:style-name="P17"><text:span text:style-name="T25"><text:tab/><text:tab/>name=”nombre”</text:span></text:p>
      <text:p text:style-name="P3"><text:span text:style-name="T14"><text:tab/><text:tab/></text:span><text:span text:style-name="T67">[(</text:span><text:span text:style-name="T50">ngModel</text:span><text:span text:style-name="T60">)]</text:span><text:span text:style-name="T51"> </text:span><text:span text:style-name="T54">= “usuario.correo”</text:span></text:p>
      <text:p text:style-name="P17"><text:span text:style-name="T25"><text:tab/><text:tab/></text:span><text:span text:style-name="T27">minLength=”5”</text:span></text:p>
      <text:p text:style-name="P23"><text:span text:style-name="T18"><text:tab/><text:tab/>required</text:span></text:p>
      <text:p text:style-name="P17"><text:span text:style-name="T25"><text:tab/>&gt;</text:span></text:p>
      <text:p text:style-name="P20"><text:span text:style-name="T7">&lt;form&gt;</text:span></text:p>
      <text:p text:style-name="P20"/>
      <text:p text:style-name="P20"/>
      <text:p text:style-name="P40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14:04.553909503</meta:creation-date>
    <dc:date>2017-08-17T10:39:18.009280875</dc:date>
    <meta:editing-duration>PT1H24M8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7" meta:paragraph-count="226" meta:word-count="1217" meta:character-count="9563" meta:non-whitespace-character-count="8108"/>
  </office:meta>
</office:document-meta>
</file>